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013cm" fo:margin-left="0.191cm" fo:margin-top="0cm" fo:margin-bottom="0cm" table:align="left" style:writing-mode="page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503cm"/>
    </style:style>
    <style:style style:name="Таблица1.C" style:family="table-column">
      <style:table-column-properties style:column-width="4.983cm"/>
    </style:style>
    <style:style style:name="Таблица1.D" style:family="table-column">
      <style:table-column-properties style:column-width="0.485cm"/>
    </style:style>
    <style:style style:name="Таблица1.E" style:family="table-column">
      <style:table-column-properties style:column-width="5.32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13cm" fo:margin-left="0.191cm" fo:margin-top="0cm" fo:margin-bottom="0cm" table:align="left" style:writing-mode="page"/>
    </style:style>
    <style:style style:name="Таблица2.A" style:family="table-column">
      <style:table-column-properties style:column-width="17.0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13cm" fo:margin-left="0.191cm" fo:margin-top="0cm" fo:margin-bottom="0cm" table:align="left" style:writing-mode="page"/>
    </style:style>
    <style:style style:name="Таблица3.A" style:family="table-column">
      <style:table-column-properties style:column-width="3.822cm"/>
    </style:style>
    <style:style style:name="Таблица3.B" style:family="table-column">
      <style:table-column-properties style:column-width="3.059cm"/>
    </style:style>
    <style:style style:name="Таблица3.C" style:family="table-column">
      <style:table-column-properties style:column-width="0.416cm"/>
    </style:style>
    <style:style style:name="Таблица3.D" style:family="table-column">
      <style:table-column-properties style:column-width="4.66cm"/>
    </style:style>
    <style:style style:name="Таблица3.E" style:family="table-column">
      <style:table-column-properties style:column-width="0.415cm"/>
    </style:style>
    <style:style style:name="Таблица3.F" style:family="table-column">
      <style:table-column-properties style:column-width="4.64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9638*"/>
    </style:style>
    <style:style style:name="Таблица5.A1" style:family="table-cell">
      <style:table-cell-properties fo:padding="0.097cm" fo:border="0.5pt solid #000000"/>
    </style:style>
    <style:style style:name="P1" style:family="paragraph" style:parent-style-name="Standard">
      <style:paragraph-properties fo:line-height="125%" fo:text-align="center" style:justify-single-word="false" fo:orphans="0" fo:widows="0"/>
      <style:text-properties officeooo:paragraph-rsid="001773c5"/>
    </style:style>
    <style:style style:name="P2" style:family="paragraph" style:parent-style-name="Standard">
      <style:paragraph-properties fo:line-height="125%" fo:text-align="center" style:justify-single-word="false" fo:orphans="0" fo:widows="0" fo:padding-left="0cm" fo:padding-right="0cm" fo:padding-top="0cm" fo:padding-bottom="0.035cm" fo:border-left="none" fo:border-right="none" fo:border-top="none" fo:border-bottom="1.5pt solid #000000"/>
      <style:text-properties officeooo:paragraph-rsid="001773c5"/>
    </style:style>
    <style:style style:name="P3" style:family="paragraph" style:parent-style-name="Standard">
      <style:paragraph-properties fo:margin-top="0.141cm" fo:margin-bottom="0.141cm" style:contextual-spacing="false" fo:line-height="115%" fo:text-align="center" style:justify-single-word="false" fo:orphans="0" fo:widows="0"/>
      <style:text-properties officeooo:paragraph-rsid="001773c5"/>
    </style:style>
    <style:style style:name="P4" style:family="paragraph" style:parent-style-name="Standard">
      <style:paragraph-properties fo:margin-top="0.141cm" fo:margin-bottom="0.141cm" style:contextual-spacing="false" fo:line-height="115%" fo:orphans="0" fo:widows="0"/>
      <style:text-properties officeooo:paragraph-rsid="001773c5"/>
    </style:style>
    <style:style style:name="P5" style:family="paragraph" style:parent-style-name="Standard">
      <style:paragraph-properties fo:margin-top="0.212cm" fo:margin-bottom="0cm" style:contextual-spacing="false" fo:line-height="150%" fo:orphans="0" fo:widows="0"/>
      <style:text-properties officeooo:paragraph-rsid="001773c5"/>
    </style:style>
    <style:style style:name="P6" style:family="paragraph" style:parent-style-name="Standard">
      <style:paragraph-properties fo:line-height="106%" fo:text-align="center" style:justify-single-word="false" fo:orphans="0" fo:widows="0"/>
      <style:text-properties officeooo:paragraph-rsid="001773c5"/>
    </style:style>
    <style:style style:name="P7" style:family="paragraph" style:parent-style-name="Standard">
      <style:paragraph-properties fo:margin-top="0.212cm" fo:margin-bottom="0cm" style:contextual-spacing="false" fo:line-height="106%" fo:text-align="center" style:justify-single-word="false" fo:orphans="0" fo:widows="0"/>
      <style:text-properties officeooo:paragraph-rsid="001773c5" style:language-asian="en" style:country-asian="US"/>
    </style:style>
    <style:style style:name="P8" style:family="paragraph" style:parent-style-name="Standard">
      <style:paragraph-properties fo:margin-top="0.212cm" fo:margin-bottom="0cm" style:contextual-spacing="false" fo:line-height="106%" fo:text-align="center" style:justify-single-word="false" fo:orphans="0" fo:widows="0"/>
      <style:text-properties officeooo:paragraph-rsid="001773c5"/>
    </style:style>
    <style:style style:name="P9" style:family="paragraph" style:parent-style-name="Standard">
      <style:paragraph-properties fo:line-height="0.318cm" fo:text-align="center" style:justify-single-word="false" fo:orphans="0" fo:widows="0"/>
      <style:text-properties officeooo:paragraph-rsid="001773c5"/>
    </style:style>
    <style:style style:name="P10" style:family="paragraph" style:parent-style-name="Standard">
      <style:paragraph-properties fo:line-height="0.318cm" fo:orphans="0" fo:widows="0"/>
      <style:text-properties officeooo:paragraph-rsid="001773c5" style:language-asian="en" style:country-asian="US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01773c5"/>
    </style:style>
    <style:style style:name="P12" style:family="paragraph" style:parent-style-name="Text_20_body">
      <style:paragraph-properties fo:margin-top="1.693cm" fo:margin-bottom="0cm" style:contextual-spacing="false" fo:line-height="106%"/>
      <style:text-properties officeooo:paragraph-rsid="001773c5"/>
    </style:style>
    <style:style style:name="P13" style:family="paragraph" style:parent-style-name="Heading_20_1">
      <style:paragraph-properties fo:margin-top="1.27cm" fo:margin-bottom="1.27cm" style:contextual-spacing="false" fo:line-height="106%" fo:text-align="center" style:justify-single-word="false"/>
      <style:text-properties officeooo:rsid="000d3cda" officeooo:paragraph-rsid="000d3cda"/>
    </style:style>
    <style:style style:name="P14" style:family="paragraph" style:parent-style-name="Heading_20_3">
      <style:paragraph-properties fo:margin-top="0.212cm" fo:margin-bottom="0cm" style:contextual-spacing="false"/>
      <style:text-properties officeooo:paragraph-rsid="001773c5"/>
    </style:style>
    <style:style style:name="P15" style:family="paragraph" style:parent-style-name="Standard">
      <style:text-properties officeooo:paragraph-rsid="001773c5" style:language-asian="en" style:country-asian="US"/>
    </style:style>
    <style:style style:name="P16" style:family="paragraph" style:parent-style-name="Heading_20_3">
      <style:paragraph-properties fo:margin-top="0.423cm" fo:margin-bottom="0cm" style:contextual-spacing="false"/>
      <style:text-properties fo:font-size="14pt" fo:language="ru" fo:country="RU" officeooo:paragraph-rsid="001773c5" style:font-size-asian="14pt" style:language-asian="en" style:country-asian="US" style:font-size-complex="14pt"/>
    </style:style>
    <style:style style:name="P17" style:family="paragraph" style:parent-style-name="Standard">
      <style:paragraph-properties fo:text-align="center" style:justify-single-word="false" fo:orphans="0" fo:widows="0"/>
      <style:text-properties officeooo:paragraph-rsid="001773c5" style:language-asian="en" style:country-asian="US"/>
    </style:style>
    <style:style style:name="P18" style:family="paragraph" style:parent-style-name="Standard">
      <style:paragraph-properties fo:margin-top="2.963cm" fo:margin-bottom="0cm" style:contextual-spacing="false" fo:orphans="0" fo:widows="0"/>
      <style:text-properties officeooo:paragraph-rsid="001773c5"/>
    </style:style>
    <style:style style:name="P19" style:family="paragraph" style:parent-style-name="Standard">
      <style:paragraph-properties fo:margin-left="-0.191cm" fo:orphans="0" fo:widows="0"/>
      <style:text-properties officeooo:paragraph-rsid="001773c5"/>
    </style:style>
    <style:style style:name="P20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1773c5"/>
    </style:style>
    <style:style style:name="P21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1773c5" style:language-asian="en" style:country-asian="US"/>
    </style:style>
    <style:style style:name="P22" style:family="paragraph" style:parent-style-name="Standard">
      <style:paragraph-properties fo:text-align="center" style:justify-single-word="false" fo:orphans="0" fo:widows="0"/>
      <style:text-properties fo:font-size="10pt" officeooo:paragraph-rsid="001773c5" style:font-size-asian="10pt" style:language-asian="en" style:country-asian="US" style:font-size-complex="10pt"/>
    </style:style>
    <style:style style:name="P23" style:family="paragraph" style:parent-style-name="Standard">
      <style:paragraph-properties fo:orphans="0" fo:widows="0"/>
      <style:text-properties officeooo:paragraph-rsid="001773c5" style:language-asian="en" style:country-asian="US"/>
    </style:style>
    <style:style style:name="P24" style:family="paragraph" style:parent-style-name="Standard">
      <style:paragraph-properties fo:text-align="center" style:justify-single-word="false" fo:orphans="0" fo:widows="0"/>
      <style:text-properties officeooo:paragraph-rsid="001773c5"/>
    </style:style>
    <style:style style:name="P25" style:family="paragraph" style:parent-style-name="Standard">
      <style:paragraph-properties fo:margin-top="0.259cm" fo:margin-bottom="0.101cm" style:contextual-spacing="false" fo:text-align="center" style:justify-single-word="false" fo:orphans="0" fo:widows="0"/>
      <style:text-properties officeooo:paragraph-rsid="000da650"/>
    </style:style>
    <style:style style:name="P26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officeooo:paragraph-rsid="000da650"/>
    </style:style>
    <style:style style:name="P27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fo:font-weight="bold" officeooo:paragraph-rsid="000da650" style:font-weight-asian="bold" style:font-weight-complex="bold"/>
    </style:style>
    <style:style style:name="P28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fo:color="#cccccc" loext:opacity="100%" style:font-name="Consolas" fo:font-size="10.5pt" fo:font-weight="normal" officeooo:paragraph-rsid="000da650" fo:background-color="#1f1f1f" style:font-weight-asian="bold" style:font-weight-complex="bold"/>
    </style:style>
    <style:style style:name="P29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30" style:family="paragraph" style:parent-style-name="Standard">
      <style:paragraph-properties style:line-height-at-least="0.503cm"/>
    </style:style>
    <style:style style:name="P3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32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33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fo:font-size="14pt" officeooo:paragraph-rsid="000da650" style:font-size-asian="14pt" style:font-size-complex="14pt"/>
    </style:style>
    <style:style style:name="P34" style:family="paragraph" style:parent-style-name="Table_20_Contents">
      <style:paragraph-properties fo:text-align="start" style:justify-single-word="false"/>
    </style:style>
    <style:style style:name="P35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fo:font-weight="normal" officeooo:rsid="000ebc73" officeooo:paragraph-rsid="000ebc73" style:font-weight-asian="normal" style:font-weight-complex="normal"/>
    </style:style>
    <style:style style:name="T1" style:family="text">
      <style:text-properties fo:color="#000000" loext:opacity="100%" style:font-weight-complex="bold"/>
    </style:style>
    <style:style style:name="T2" style:family="text">
      <style:text-properties fo:color="#000000" loext:opacity="100%" fo:font-size="13pt" fo:letter-spacing="-0.018cm" style:font-size-asian="13pt" style:font-size-complex="13pt" style:font-weight-complex="bold"/>
    </style:style>
    <style:style style:name="T3" style:family="text">
      <style:text-properties fo:color="#000000" loext:opacity="100%" fo:font-size="14pt" fo:letter-spacing="-0.018cm" style:font-size-asian="14pt" style:font-size-complex="14pt" style:font-weight-complex="bold"/>
    </style:style>
    <style:style style:name="T4" style:family="text">
      <style:text-properties style:language-asian="en" style:country-asian="US"/>
    </style:style>
    <style:style style:name="T5" style:family="text">
      <style:text-properties fo:font-size="10pt" style:font-size-asian="10pt" style:language-asian="en" style:country-asian="US" style:font-size-complex="10pt"/>
    </style:style>
    <style:style style:name="T6" style:family="text">
      <style:text-properties fo:language="en" fo:country="US" style:language-asian="en" style:country-asian="US"/>
    </style:style>
    <style:style style:name="T7" style:family="text">
      <style:text-properties officeooo:rsid="000d3cda" style:language-asian="en" style:country-asian="US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normal" style:font-weight-asian="normal"/>
    </style:style>
    <style:style style:name="T10" style:family="text">
      <style:text-properties fo:font-size="12pt" fo:language="ru" fo:country="RU" style:font-size-asian="12pt" style:language-asian="en" style:country-asian="US" style:font-size-complex="12pt"/>
    </style:style>
    <style:style style:name="T11" style:family="text">
      <style:text-properties fo:font-size="14pt" fo:language="ru" fo:country="RU" style:font-size-asian="14pt" style:language-asian="en" style:country-asian="US" style:font-size-complex="14pt"/>
    </style:style>
    <style:style style:name="T12" style:family="text">
      <style:text-properties fo:language="en" fo:country="US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weight="normal" officeooo:rsid="000da650" style:font-weight-asian="normal" style:font-weight-complex="normal"/>
    </style:style>
    <style:style style:name="T17" style:family="text">
      <style:text-properties fo:language="en" fo:country="US" fo:font-weight="normal" officeooo:rsid="000da650" style:font-weight-asian="normal" style:font-weight-complex="normal"/>
    </style:style>
    <style:style style:name="T18" style:family="text">
      <style:text-properties fo:color="#569cd6" loext:opacity="100%"/>
    </style:style>
    <style:style style:name="T19" style:family="text">
      <style:text-properties fo:color="#4ec9b0" loext:opacity="100%"/>
    </style:style>
    <style:style style:name="T20" style:family="text">
      <style:text-properties fo:color="#569cd6" loext:opacity="100%" style:font-name="Consolas" fo:font-size="10.5pt" fo:font-weight="normal"/>
    </style:style>
    <style:style style:name="T21" style:family="text">
      <style:text-properties style:font-name="Consolas" fo:font-size="10.5pt" fo:font-weight="normal"/>
    </style:style>
    <style:style style:name="T22" style:family="text">
      <style:text-properties fo:color="#dcdcaa" loext:opacity="100%" style:font-name="Consolas" fo:font-size="10.5pt" fo:font-weight="normal"/>
    </style:style>
    <style:style style:name="T23" style:family="text">
      <style:text-properties fo:color="#9cdcfe" loext:opacity="100%" style:font-name="Consolas" fo:font-size="10.5pt" fo:font-weight="normal"/>
    </style:style>
    <style:style style:name="T24" style:family="text">
      <style:text-properties fo:color="#d4d4d4" loext:opacity="100%" style:font-name="Consolas" fo:font-size="10.5pt" fo:font-weight="normal"/>
    </style:style>
    <style:style style:name="T25" style:family="text">
      <style:text-properties fo:color="#6a9955" loext:opacity="100%" style:font-name="Consolas" fo:font-size="10.5pt" fo:font-weight="normal"/>
    </style:style>
    <style:style style:name="T26" style:family="text">
      <style:text-properties fo:color="#c586c0" loext:opacity="100%" style:font-name="Consolas" fo:font-size="10.5pt" fo:font-weight="normal"/>
    </style:style>
    <style:style style:name="T27" style:family="text">
      <style:text-properties fo:color="#b5cea8" loext:opacity="100%" style:font-name="Consolas" fo:font-size="10.5pt" fo:font-weight="normal"/>
    </style:style>
    <style:style style:name="T28" style:family="text">
      <style:text-properties fo:color="#ce9178" loext:opacity="100%" style:font-name="Consolas" fo:font-size="10.5pt" fo:font-weight="normal"/>
    </style:style>
    <style:style style:name="T29" style:family="text">
      <style:text-properties fo:color="#d7ba7d" loext:opacity="100%" style:font-name="Consolas" fo:font-size="10.5pt" fo:font-weight="normal"/>
    </style:style>
    <style:style style:name="T30" style:family="text">
      <style:text-properties fo:color="#dcdcaa" loext:opacity="100%"/>
    </style:style>
    <style:style style:name="T31" style:family="text">
      <style:text-properties fo:color="#9cdcfe" loext:opacity="100%"/>
    </style:style>
    <style:style style:name="T32" style:family="text">
      <style:text-properties fo:color="#4ec9b0" loext:opacity="100%" style:font-name="Consolas" fo:font-size="10.5pt" fo:font-weight="normal"/>
    </style:style>
    <style:style style:name="T33" style:family="text">
      <style:text-properties fo:color="#c586c0" loext:opacity="100%"/>
    </style:style>
    <style:style style:name="T34" style:family="text">
      <style:text-properties fo:color="#d4d4d4" loext:opacity="100%"/>
    </style:style>
    <style:style style:name="T35" style:family="text">
      <style:text-properties fo:color="#ce9178" loext:opacity="100%"/>
    </style:style>
    <style:style style:name="T36" style:family="text">
      <style:text-properties fo:font-weight="bold" officeooo:rsid="000ebc73" style:font-weight-asian="bold" style:font-weight-complex="bold"/>
    </style:style>
    <style:style style:name="T37" style:family="text">
      <style:text-properties officeooo:rsid="000ebc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ОССИЙСКОЙ ФЕДЕРАЦИИ</text:span></text:p>
      <text:p text:style-name="P1" loext:marker-style-name="T2"><text:span text:style-name="T2">федеральное государственное автономное образовательное учреждение высшего образования</text:span></text:p>
      <text:p text:style-name="P2" loext:marker-style-name="T3"><text:span text:style-name="T3">«САНКТ-ПЕТЕРБУРГСКИЙ ГОСУДАРСТВЕННЫЙ УНИВЕРСИТЕТ </text:span></text:p>
      <text:p text:style-name="P2" loext:marker-style-name="T3"><text:span text:style-name="T3">АЭРОКОСМИЧЕСКОГО ПРИБО6РОСТРОЕНИЯ»</text:span></text:p>
      <text:p text:style-name="P3">КАФЕДРА № 43</text:p>
      <text:p text:style-name="P4">ОТЧЕТ <text:line-break/>ЗАЩИЩЕН С ОЦЕНКОЙ</text:p>
      <text:p text:style-name="P5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 loext:marker-style-name="T4"><text:span text:style-name="T4">Старший преподаватель</text:span></text:p>
          </table:table-cell>
          <table:table-cell table:style-name="Таблица1.B1" office:value-type="string">
            <text:p text:style-name="P7" loext:marker-style-name="T4"/>
          </table:table-cell>
          <table:table-cell table:style-name="Таблица1.A1" office:value-type="string">
            <text:p text:style-name="P7" loext:marker-style-name="T4"/>
          </table:table-cell>
          <table:table-cell table:style-name="Таблица1.B1" office:value-type="string">
            <text:p text:style-name="P7" loext:marker-style-name="T4"/>
          </table:table-cell>
          <table:table-cell table:style-name="Таблица1.A1" office:value-type="string">
            <text:p text:style-name="P8" loext:marker-style-name="T4"><text:span text:style-name="T4">С.А. Рогачев</text:span></text:p>
          </table:table-cell>
        </table:table-row>
        <table:table-row table:style-name="Таблица1.1">
          <table:table-cell table:style-name="Таблица1.B1" office:value-type="string">
            <text:p text:style-name="P9" loext:marker-style-name="T5"><text:span text:style-name="T5">должность, уч. степень, звание</text:span></text:p>
          </table:table-cell>
          <table:table-cell table:style-name="Таблица1.B1" office:value-type="string">
            <text:p text:style-name="P10" loext:marker-style-name="T4"/>
          </table:table-cell>
          <table:table-cell table:style-name="Таблица1.B1" office:value-type="string">
            <text:p text:style-name="P9" loext:marker-style-name="T5"><text:span text:style-name="T5">подпись, дата</text:span></text:p>
          </table:table-cell>
          <table:table-cell table:style-name="Таблица1.B1" office:value-type="string">
            <text:p text:style-name="P10" loext:marker-style-name="T4"/>
          </table:table-cell>
          <table:table-cell table:style-name="Таблица1.B1" office:value-type="string">
            <text:p text:style-name="P9" loext:marker-style-name="T5"><text:span text:style-name="T5">инициалы, фамилия</text:span></text:p>
          </table:table-cell>
        </table:table-row>
      </table:table>
      <text:p text:style-name="P11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2" loext:marker-style-name="T4"><text:span text:style-name="T4">ОТЧЕТ О ЛАБОРАТОРНОЙ РАБОТЕ</text:span><text:span text:style-name="T6"> </text:span><text:span text:style-name="T4">№</text:span><text:span text:style-name="T7">3</text:span></text:p>
          </table:table-cell>
        </table:table-row>
        <table:table-row table:style-name="Таблица2.1">
          <table:table-cell table:style-name="Таблица2.A1" office:value-type="string">
            <text:h text:style-name="P13" text:outline-level="1" loext:marker-style-name="T8"><text:span text:style-name="T9">ФС Поста</text:span></text:h>
          </table:table-cell>
        </table:table-row>
        <table:table-row table:style-name="Таблица2.1">
          <table:table-cell table:style-name="Таблица2.A1" office:value-type="string">
            <text:h text:style-name="P14" text:outline-level="3" loext:marker-style-name="T10"><text:span text:style-name="T10">по курсу: Теория Вычислительных Процессов</text:span></text:h>
            <text:p text:style-name="P15" loext:marker-style-name="T4"/>
          </table:table-cell>
        </table:table-row>
        <table:table-row table:style-name="Таблица2.1">
          <table:table-cell table:style-name="Таблица2.A1" office:value-type="string">
            <text:h text:style-name="P16" text:outline-level="3" loext:marker-style-name="T11"/>
          </table:table-cell>
        </table:table-row>
        <table:table-row table:style-name="Таблица2.1">
          <table:table-cell table:style-name="Таблица2.A1" office:value-type="string">
            <text:p text:style-name="P17" loext:marker-style-name="T4"/>
          </table:table-cell>
        </table:table-row>
      </table:table>
      <text:p text:style-name="P18" loext:marker-style-name="T12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9" loext:marker-style-name="T4"><text:span text:style-name="T4">СТУДЕНТ ГР. №</text:span></text:p>
          </table:table-cell>
          <table:table-cell table:style-name="Таблица3.B1" office:value-type="string">
            <text:p text:style-name="P20" loext:marker-style-name="T4"><text:span text:style-name="T4">4134к</text:span></text:p>
          </table:table-cell>
          <table:table-cell table:style-name="Таблица3.C1" office:value-type="string">
            <text:p text:style-name="P21" loext:marker-style-name="T4"/>
          </table:table-cell>
          <table:table-cell table:style-name="Таблица3.D1" office:value-type="string">
            <text:p text:style-name="P20" loext:marker-style-name="T4"><text:span text:style-name="T4"/></text:p>
          </table:table-cell>
          <table:table-cell table:style-name="Таблица3.C1" office:value-type="string">
            <text:p text:style-name="P21" loext:marker-style-name="T4"/>
          </table:table-cell>
          <table:table-cell table:style-name="Таблица3.D1" office:value-type="string">
            <text:p text:style-name="P20" loext:marker-style-name="T6"><text:span text:style-name="T4">Н.А. Костяков</text:span></text:p>
          </table:table-cell>
        </table:table-row>
        <table:table-row table:style-name="Таблица3.1">
          <table:table-cell table:style-name="Таблица3.C1" office:value-type="string">
            <text:p text:style-name="P22" loext:marker-style-name="T5"/>
          </table:table-cell>
          <table:table-cell table:style-name="Таблица3.B2" office:value-type="string">
            <text:p text:style-name="P23" loext:marker-style-name="T4"/>
          </table:table-cell>
          <table:table-cell table:style-name="Таблица3.C1" office:value-type="string">
            <text:p text:style-name="P23" loext:marker-style-name="T4"/>
          </table:table-cell>
          <table:table-cell table:style-name="Таблица3.D2" office:value-type="string">
            <text:p text:style-name="P24" loext:marker-style-name="T5"><text:span text:style-name="T5">подпись, дата</text:span></text:p>
          </table:table-cell>
          <table:table-cell table:style-name="Таблица3.C1" office:value-type="string">
            <text:p text:style-name="P23" loext:marker-style-name="T4"/>
          </table:table-cell>
          <table:table-cell table:style-name="Таблица3.C1" office:value-type="string">
            <text:p text:style-name="P24" loext:marker-style-name="T5"><text:span text:style-name="T5">инициалы, фамилия</text:span></text:p>
          </table:table-cell>
        </table:table-row>
      </table:table>
      <text:p text:style-name="P25"/>
      <text:p text:style-name="P25"/>
      <text:p text:style-name="P25">Санкт-Петербург 2024<text:line-break/><text:line-break/><text:line-break/></text:p>
      <text:p text:style-name="P25"/>
      <text:p text:style-name="P26"><text:soft-page-break/><text:line-break/><text:span text:style-name="T13"> </text:span><text:span text:style-name="T14">Цель работы</text:span></text:p>
      <text:p text:style-name="P26"><text:tab/>Построить формальную систему Поста FSp, реализующую вычисление заданной арифметической функции. <text:s/>Написать программу на языке высокого уровня имитирующую (эмулирующую) вычисления на основе выводимости в формальной системе Поста.  Программа должна работать на любых входных данных из заданного множества.  Программа должна удовлетворять предъявляемым требованиям. </text:p>
      <text:p text:style-name="P27"><text:s/><text:span text:style-name="T15">Постановка задачи;</text:span> </text:p>
      <text:p text:style-name="P27"><text:tab/><text:span text:style-name="T16">Реализовать функцию деления на 10 (</text:span><text:span text:style-name="T17">x/10</text:span><text:span text:style-name="T16">).</text:span></text:p>
      <text:p text:style-name="P27"><text:span text:style-name="T15">Листинг программы на языке высокого уровня с комментариями;</text:span> </text:p>
      <text:p text:style-name="P28"><text:span text:style-name="T18">class</text:span> <text:span text:style-name="T19">PostSystem</text:span>:</text:p>
      <text:p text:style-name="P29">    <text:span text:style-name="T20">def</text:span><text:span text:style-name="T21"> </text:span><text:span text:style-name="T22">__init__</text:span><text:span text:style-name="T21">(</text:span><text:span text:style-name="T23">self</text:span><text:span text:style-name="T21">, </text:span><text:span text:style-name="T23">initial_string</text:span><text:span text:style-name="T21">, </text:span><text:span text:style-name="T23">productions</text:span><text:span text:style-name="T21">, </text:span><text:span text:style-name="T23">alphabet</text:span><text:span text:style-name="T21">):</text:span></text:p>
      <text:p text:style-name="P29">        <text:span text:style-name="T23">self</text:span><text:span text:style-name="T21">.</text:span><text:span text:style-name="T23">string</text:span><text:span text:style-name="T21"> </text:span><text:span text:style-name="T24">=</text:span><text:span text:style-name="T21"> </text:span><text:span text:style-name="T23">initial_string</text:span><text:span text:style-name="T21">  </text:span><text:span text:style-name="T25"># Начальная строка</text:span></text:p>
      <text:p text:style-name="P29">        <text:span text:style-name="T23">self</text:span><text:span text:style-name="T21">.</text:span><text:span text:style-name="T23">productions</text:span><text:span text:style-name="T21"> </text:span><text:span text:style-name="T24">=</text:span><text:span text:style-name="T21"> </text:span><text:span text:style-name="T23">productions</text:span><text:span text:style-name="T21">  </text:span><text:span text:style-name="T25"># Множество продукций (правил)</text:span></text:p>
      <text:p text:style-name="P29">        <text:span text:style-name="T23">self</text:span><text:span text:style-name="T21">.</text:span><text:span text:style-name="T23">alphabet</text:span><text:span text:style-name="T21"> </text:span><text:span text:style-name="T24">=</text:span><text:span text:style-name="T21"> </text:span><text:span text:style-name="T23">alphabet</text:span><text:span text:style-name="T21">  </text:span><text:span text:style-name="T25"># Алфавит символов</text:span></text:p>
      <text:p text:style-name="P30"/>
      <text:p text:style-name="P29">    <text:span text:style-name="T20">def</text:span><text:span text:style-name="T21"> </text:span><text:span text:style-name="T22">apply_production</text:span><text:span text:style-name="T21">(</text:span><text:span text:style-name="T23">self</text:span><text:span text:style-name="T21">, </text:span><text:span text:style-name="T23">production</text:span><text:span text:style-name="T21">):</text:span></text:p>
      <text:p text:style-name="P29">        <text:span text:style-name="T25"># Проверяем, можно ли применить правило</text:span></text:p>
      <text:p text:style-name="P29">        <text:span text:style-name="T23">lhs</text:span><text:span text:style-name="T21">, </text:span><text:span text:style-name="T23">rhs</text:span><text:span text:style-name="T21"> </text:span><text:span text:style-name="T24">=</text:span><text:span text:style-name="T21"> </text:span><text:span text:style-name="T23">production</text:span></text:p>
      <text:p text:style-name="P29">        <text:span text:style-name="T26">if</text:span><text:span text:style-name="T21"> </text:span><text:span text:style-name="T23">lhs</text:span><text:span text:style-name="T21"> </text:span><text:span text:style-name="T20">in</text:span><text:span text:style-name="T21"> </text:span><text:span text:style-name="T23">self</text:span><text:span text:style-name="T21">.</text:span><text:span text:style-name="T23">string</text:span><text:span text:style-name="T21">:</text:span></text:p>
      <text:p text:style-name="P29">            <text:span text:style-name="T25"># Применяем правило и возвращаем результат</text:span></text:p>
      <text:p text:style-name="P29">            <text:span text:style-name="T23">self</text:span><text:span text:style-name="T21">.</text:span><text:span text:style-name="T23">string</text:span><text:span text:style-name="T21"> </text:span><text:span text:style-name="T24">=</text:span><text:span text:style-name="T21"> </text:span><text:span text:style-name="T23">self</text:span><text:span text:style-name="T21">.</text:span><text:span text:style-name="T23">string</text:span><text:span text:style-name="T21">.replace(</text:span><text:span text:style-name="T23">lhs</text:span><text:span text:style-name="T21">, </text:span><text:span text:style-name="T23">rhs</text:span><text:span text:style-name="T21">, </text:span><text:span text:style-name="T27">1</text:span><text:span text:style-name="T21">)</text:span></text:p>
      <text:p text:style-name="P29">            <text:span text:style-name="T26">return</text:span><text:span text:style-name="T21"> </text:span><text:span text:style-name="T20">True</text:span></text:p>
      <text:p text:style-name="P29">        <text:span text:style-name="T26">return</text:span><text:span text:style-name="T21"> </text:span><text:span text:style-name="T20">False</text:span></text:p>
      <text:p text:style-name="P30"/>
      <text:p text:style-name="P29">    <text:span text:style-name="T20">def</text:span><text:span text:style-name="T21"> </text:span><text:span text:style-name="T22">run</text:span><text:span text:style-name="T21">(</text:span><text:span text:style-name="T23">self</text:span><text:span text:style-name="T21">, </text:span><text:span text:style-name="T23">output_file</text:span><text:span text:style-name="T21">):</text:span></text:p>
      <text:p text:style-name="P29">        <text:span text:style-name="T26">with</text:span><text:span text:style-name="T21"> </text:span><text:span text:style-name="T22">open</text:span><text:span text:style-name="T21">(</text:span><text:span text:style-name="T23">output_file</text:span><text:span text:style-name="T21">, </text:span><text:span text:style-name="T28">'w'</text:span><text:span text:style-name="T21">, </text:span><text:span text:style-name="T23">encoding</text:span><text:span text:style-name="T24">=</text:span><text:span text:style-name="T28">'utf-8'</text:span><text:span text:style-name="T21">) </text:span><text:span text:style-name="T26">as</text:span><text:span text:style-name="T21"> </text:span><text:span text:style-name="T23">f</text:span><text:span text:style-name="T21">:</text:span></text:p>
      <text:p text:style-name="P29">            <text:span text:style-name="T26">while</text:span><text:span text:style-name="T21"> </text:span><text:span text:style-name="T20">True</text:span><text:span text:style-name="T21">:</text:span></text:p>
      <text:p text:style-name="P29">                <text:span text:style-name="T23">f</text:span><text:span text:style-name="T21">.</text:span><text:span text:style-name="T22">write</text:span><text:span text:style-name="T21">(</text:span><text:span text:style-name="T20">f</text:span><text:span text:style-name="T28">"Текущая строка: </text:span><text:span text:style-name="T20">{</text:span><text:span text:style-name="T23">self</text:span><text:span text:style-name="T21">.</text:span><text:span text:style-name="T23">string</text:span><text:span text:style-name="T20">}</text:span><text:span text:style-name="T29">\n</text:span><text:span text:style-name="T28">"</text:span><text:span text:style-name="T21">)</text:span></text:p>
      <text:p text:style-name="P29">                <text:span text:style-name="T23">applied</text:span><text:span text:style-name="T21"> </text:span><text:span text:style-name="T24">=</text:span><text:span text:style-name="T21"> </text:span><text:span text:style-name="T20">False</text:span></text:p>
      <text:p text:style-name="P29">                </text:p>
      <text:p text:style-name="P29">                <text:span text:style-name="T26">for</text:span><text:span text:style-name="T21"> </text:span><text:span text:style-name="T23">production</text:span><text:span text:style-name="T21"> </text:span><text:span text:style-name="T26">in</text:span><text:span text:style-name="T21"> </text:span><text:span text:style-name="T23">self</text:span><text:span text:style-name="T21">.</text:span><text:span text:style-name="T23">productions</text:span><text:span text:style-name="T21">:</text:span></text:p>
      <text:p text:style-name="P29">                    <text:span text:style-name="T25"># Пробуем применить правило</text:span></text:p>
      <text:p text:style-name="P29">                    <text:span text:style-name="T26">if</text:span><text:span text:style-name="T21"> </text:span><text:span text:style-name="T23">self</text:span><text:span text:style-name="T21">.</text:span><text:span text:style-name="T22">apply_production</text:span><text:span text:style-name="T21">(</text:span><text:span text:style-name="T23">production</text:span><text:span text:style-name="T21">):</text:span></text:p>
      <text:p text:style-name="P29">                        <text:span text:style-name="T23">f</text:span><text:span text:style-name="T21">.</text:span><text:span text:style-name="T22">write</text:span><text:span text:style-name="T21">(</text:span><text:span text:style-name="T20">f</text:span><text:span text:style-name="T28">"Применено правило: </text:span><text:span text:style-name="T20">{</text:span><text:span text:style-name="T23">production</text:span><text:span text:style-name="T21">[</text:span><text:span text:style-name="T27">0</text:span><text:span text:style-name="T21">]</text:span><text:span text:style-name="T20">}</text:span><text:span text:style-name="T28"> -&gt; </text:span><text:span text:style-name="T20">{</text:span><text:span text:style-name="T23">production</text:span><text:span text:style-name="T21">[</text:span><text:span text:style-name="T27">1</text:span><text:span text:style-name="T21">]</text:span><text:span text:style-name="T20">}</text:span><text:span text:style-name="T29">\n</text:span><text:span text:style-name="T28">"</text:span><text:span text:style-name="T21">)</text:span></text:p>
      <text:p text:style-name="P29">                        <text:span text:style-name="T23">applied</text:span><text:span text:style-name="T21"> </text:span><text:span text:style-name="T24">=</text:span><text:span text:style-name="T21"> </text:span><text:span text:style-name="T20">True</text:span></text:p>
      <text:p text:style-name="P29">                        <text:span text:style-name="T26">break</text:span></text:p>
      <text:p text:style-name="P29">                </text:p>
      <text:p text:style-name="P29">                <text:span text:style-name="T25"># Если ни одно правило не было применено, заканчиваем</text:span></text:p>
      <text:p text:style-name="P29">                <text:span text:style-name="T26">if</text:span><text:span text:style-name="T21"> </text:span><text:span text:style-name="T20">not</text:span><text:span text:style-name="T21"> </text:span><text:span text:style-name="T23">applied</text:span><text:span text:style-name="T21">:</text:span></text:p>
      <text:p text:style-name="P29">                    <text:span text:style-name="T23">f</text:span><text:span text:style-name="T21">.</text:span><text:span text:style-name="T22">write</text:span><text:span text:style-name="T21">(</text:span><text:span text:style-name="T28">"Достигнут конец вывода</text:span><text:span text:style-name="T29">\n</text:span><text:span text:style-name="T28">"</text:span><text:span text:style-name="T21">)</text:span></text:p>
      <text:p text:style-name="P29">                    <text:span text:style-name="T26">break</text:span></text:p>
      <text:p text:style-name="P30"/>
      <text:p text:style-name="P31"><text:span text:style-name="T18">def</text:span> <text:span text:style-name="T30">read_file</text:span>(<text:span text:style-name="T31">filename</text:span>):</text:p>
      <text:p text:style-name="P29">    <text:span text:style-name="T26">with</text:span><text:span text:style-name="T21"> </text:span><text:span text:style-name="T22">open</text:span><text:span text:style-name="T21">(</text:span><text:span text:style-name="T23">filename</text:span><text:span text:style-name="T21">, </text:span><text:span text:style-name="T28">'r'</text:span><text:span text:style-name="T21">) </text:span><text:span text:style-name="T26">as</text:span><text:span text:style-name="T21"> </text:span><text:span text:style-name="T23">f</text:span><text:span text:style-name="T21">:</text:span></text:p>
      <text:p text:style-name="P29">        <text:span text:style-name="T26">return</text:span><text:span text:style-name="T21"> </text:span><text:span text:style-name="T23">f</text:span><text:span text:style-name="T21">.</text:span><text:span text:style-name="T22">read</text:span><text:span text:style-name="T21">().</text:span><text:span text:style-name="T22">strip</text:span><text:span text:style-name="T21">()</text:span></text:p>
      <text:p text:style-name="P30"/>
      <text:p text:style-name="P31"><text:soft-page-break/><text:span text:style-name="T18">def</text:span> <text:span text:style-name="T30">read_productions</text:span>(<text:span text:style-name="T31">filename</text:span>):</text:p>
      <text:p text:style-name="P29">    <text:span text:style-name="T23">productions</text:span><text:span text:style-name="T21"> </text:span><text:span text:style-name="T24">=</text:span><text:span text:style-name="T21"> []</text:span></text:p>
      <text:p text:style-name="P29">    <text:span text:style-name="T26">with</text:span><text:span text:style-name="T21"> </text:span><text:span text:style-name="T22">open</text:span><text:span text:style-name="T21">(</text:span><text:span text:style-name="T23">filename</text:span><text:span text:style-name="T21">, </text:span><text:span text:style-name="T28">'r'</text:span><text:span text:style-name="T21">) </text:span><text:span text:style-name="T26">as</text:span><text:span text:style-name="T21"> </text:span><text:span text:style-name="T23">f</text:span><text:span text:style-name="T21">:</text:span></text:p>
      <text:p text:style-name="P29">        <text:span text:style-name="T26">for</text:span><text:span text:style-name="T21"> </text:span><text:span text:style-name="T23">line</text:span><text:span text:style-name="T21"> </text:span><text:span text:style-name="T22">in</text:span><text:span text:style-name="T21"> </text:span><text:span text:style-name="T23">f</text:span><text:span text:style-name="T21">:</text:span></text:p>
      <text:p text:style-name="P29">            <text:span text:style-name="T23">lhs</text:span><text:span text:style-name="T21">, </text:span><text:span text:style-name="T23">rhs</text:span><text:span text:style-name="T21"> </text:span><text:span text:style-name="T24">=</text:span><text:span text:style-name="T21"> </text:span><text:span text:style-name="T23">line</text:span><text:span text:style-name="T21">.</text:span><text:span text:style-name="T22">strip</text:span><text:span text:style-name="T21">().</text:span><text:span text:style-name="T22">split</text:span><text:span text:style-name="T21">(</text:span><text:span text:style-name="T28">"-&gt;"</text:span><text:span text:style-name="T21">)</text:span></text:p>
      <text:p text:style-name="P29">            <text:span text:style-name="T23">productions</text:span><text:span text:style-name="T21">.</text:span><text:span text:style-name="T22">append</text:span><text:span text:style-name="T21">((</text:span><text:span text:style-name="T23">lhs</text:span><text:span text:style-name="T21">.</text:span><text:span text:style-name="T22">strip</text:span><text:span text:style-name="T21">(), </text:span><text:span text:style-name="T23">rhs</text:span><text:span text:style-name="T21">.</text:span><text:span text:style-name="T22">strip</text:span><text:span text:style-name="T21">()))</text:span></text:p>
      <text:p text:style-name="P29">    <text:span text:style-name="T26">return</text:span><text:span text:style-name="T21"> </text:span><text:span text:style-name="T23">productions</text:span></text:p>
      <text:p text:style-name="P30"/>
      <text:p text:style-name="P31"><text:span text:style-name="T18">def</text:span> <text:span text:style-name="T30">main</text:span>():</text:p>
      <text:p text:style-name="P29">    <text:span text:style-name="T25"># Читаем начальную строку, алфавит и правила</text:span></text:p>
      <text:p text:style-name="P29">    <text:span text:style-name="T23">initial_string</text:span><text:span text:style-name="T21"> </text:span><text:span text:style-name="T24">=</text:span><text:span text:style-name="T21"> </text:span><text:span text:style-name="T22">read_file</text:span><text:span text:style-name="T21">(</text:span><text:span text:style-name="T28">'input_string.txt'</text:span><text:span text:style-name="T21">)</text:span></text:p>
      <text:p text:style-name="P29">    <text:span text:style-name="T23">alphabet</text:span><text:span text:style-name="T21"> </text:span><text:span text:style-name="T24">=</text:span><text:span text:style-name="T21"> </text:span><text:span text:style-name="T22">read_file</text:span><text:span text:style-name="T21">(</text:span><text:span text:style-name="T28">'alphabet.txt'</text:span><text:span text:style-name="T21">).</text:span><text:span text:style-name="T22">split</text:span><text:span text:style-name="T21">()</text:span></text:p>
      <text:p text:style-name="P29">    <text:span text:style-name="T23">productions</text:span><text:span text:style-name="T21"> </text:span><text:span text:style-name="T24">=</text:span><text:span text:style-name="T21"> </text:span><text:span text:style-name="T22">read_productions</text:span><text:span text:style-name="T21">(</text:span><text:span text:style-name="T28">'productions.txt'</text:span><text:span text:style-name="T21">)</text:span></text:p>
      <text:p text:style-name="P30"/>
      <text:p text:style-name="P29">    <text:span text:style-name="T25"># Проверка символов начальной строки</text:span></text:p>
      <text:p text:style-name="P29">    <text:span text:style-name="T26">for</text:span><text:span text:style-name="T21"> </text:span><text:span text:style-name="T23">symbol</text:span><text:span text:style-name="T21"> </text:span><text:span text:style-name="T26">in</text:span><text:span text:style-name="T21"> </text:span><text:span text:style-name="T23">initial_string</text:span><text:span text:style-name="T21">:</text:span></text:p>
      <text:p text:style-name="P29">        <text:span text:style-name="T26">if</text:span><text:span text:style-name="T21"> </text:span><text:span text:style-name="T23">symbol</text:span><text:span text:style-name="T21"> </text:span><text:span text:style-name="T20">not</text:span><text:span text:style-name="T21"> </text:span><text:span text:style-name="T20">in</text:span><text:span text:style-name="T21"> </text:span><text:span text:style-name="T23">alphabet</text:span><text:span text:style-name="T21">:</text:span></text:p>
      <text:p text:style-name="P29">            <text:span text:style-name="T26">raise</text:span><text:span text:style-name="T21"> </text:span><text:span text:style-name="T32">Exception</text:span><text:span text:style-name="T21">(</text:span><text:span text:style-name="T20">f</text:span><text:span text:style-name="T28">"Символ '</text:span><text:span text:style-name="T20">{</text:span><text:span text:style-name="T23">symbol</text:span><text:span text:style-name="T20">}</text:span><text:span text:style-name="T28">' не в алфавите"</text:span><text:span text:style-name="T21">)</text:span></text:p>
      <text:p text:style-name="P30"/>
      <text:p text:style-name="P29">    <text:span text:style-name="T25"># Запуск системы Поста</text:span></text:p>
      <text:p text:style-name="P29">    <text:span text:style-name="T23">post_system</text:span><text:span text:style-name="T21"> </text:span><text:span text:style-name="T24">=</text:span><text:span text:style-name="T21"> </text:span><text:span text:style-name="T32">PostSystem</text:span><text:span text:style-name="T21">(</text:span><text:span text:style-name="T23">initial_string</text:span><text:span text:style-name="T21">, </text:span><text:span text:style-name="T23">productions</text:span><text:span text:style-name="T21">, </text:span><text:span text:style-name="T23">alphabet</text:span><text:span text:style-name="T21">)</text:span></text:p>
      <text:p text:style-name="P29">    <text:span text:style-name="T23">post_system</text:span><text:span text:style-name="T21">.</text:span><text:span text:style-name="T22">run</text:span><text:span text:style-name="T21">(</text:span><text:span text:style-name="T28">'output.txt'</text:span><text:span text:style-name="T21">)</text:span></text:p>
      <text:p text:style-name="P30"/>
      <text:p text:style-name="P31"><text:span text:style-name="T33">if</text:span> <text:span text:style-name="T31">__name__</text:span> <text:span text:style-name="T34">==</text:span> <text:span text:style-name="T35">"__main__"</text:span>:</text:p>
      <text:p text:style-name="P29">    <text:span text:style-name="T22">main</text:span><text:span text:style-name="T21">()</text:span></text:p>
      <text:p text:style-name="P32"/>
      <text:p text:style-name="P27"/>
      <text:p text:style-name="P27"><text:span text:style-name="T15">Содержимое входного файла согласно заданию;</text:span> </text:p>
      <text:p text:style-name="P27">0000000000000000000000000000000000000</text:p>
      <text:p text:style-name="P27"/>
      <text:p text:style-name="P33"><text:span text:style-name="T13">Примеры результатов выполнения: 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34">Текущая строка: 0000000000000000000000000000000000000</text:p>
            <text:p text:style-name="P34">Применено правило: 0000000000 -&gt; 1</text:p>
            <text:p text:style-name="P34">Текущая строка: 1000000000000000000000000000</text:p>
            <text:p text:style-name="P34">Применено правило: 0000000000 -&gt; 1</text:p>
            <text:p text:style-name="P34">Текущая строка: 1100000000000000000</text:p>
            <text:p text:style-name="P34">Применено правило: 0000000000 -&gt; 1</text:p>
            <text:p text:style-name="P34">Текущая строка: 1110000000</text:p>
            <text:p text:style-name="P34">Применено правило: 0000000 -&gt; </text:p>
            <text:p text:style-name="P34">Текущая строка: 111</text:p>
            <text:p text:style-name="P34">Достигнут конец вывода</text:p>
          </table:table-cell>
        </table:table-row>
      </table:table>
      <text:p text:style-name="Text_20_body"/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34">00003200000000000000000000000000000000023</text:p>
            <text:p text:style-name="P34">Символ '3' не в алфавите</text:p>
          </table:table-cell>
        </table:table-row>
      </table:table>
      <text:p text:style-name="P26"/>
      <text:p text:style-name="P26"><text:soft-page-break/><text:s text:c="3"/></text:p>
      <text:p text:style-name="P33"><text:s/><text:span text:style-name="T13">Выво</text:span><text:span text:style-name="T36">д</text:span></text:p>
      <text:p text:style-name="P35"><text:span text:style-name="T37">Б</text:span>ыла построена программа по формальной системе Поста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635cm" fo:margin-bottom="0cm" style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Heading_20_1" style:display-name="Heading 1" style:family="paragraph" style:parent-style-name="Heading_20_2" style:next-style-name="Standard" style:default-outline-level="1" style:list-style-name="" style:class="text">
      <style:paragraph-properties fo:margin-top="0.423cm" fo:margin-bottom="0.212cm" style:contextual-spacing="false"/>
      <style:text-properties fo:color="#000000" loext:opacity="100%" style:font-name="Times New Roman" fo:font-family="'Times New Roman'" style:font-family-generic="roman" style:font-pitch="variable" fo:font-size="16pt" fo:font-weight="bold" style:font-size-asian="16pt" style:font-weight-asian="bold" style:font-size-complex="16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line-height="108%" fo:keep-together="always" fo:hyphenation-ladder-count="no-limit" fo:hyphenation-keep="auto" loext:hyphenation-keep-type="column" fo:keep-with-next="always"/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language-asian="en" style:country-asian="US" style:font-name-complex="Arial1" style:font-family-complex="Arial" style:font-family-generic-complex="system" style:font-pitch-complex="variable" style:font-size-complex="13pt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19:16:27.604000000</meta:creation-date>
    <dc:date>2024-11-14T19:22:27.987000000</dc:date>
    <meta:editing-duration>PT5M59S</meta:editing-duration>
    <meta:editing-cycles>3</meta:editing-cycles>
    <meta:generator>LibreOffice/24.8.0.3$Windows_X86_64 LibreOffice_project/0bdf1299c94fe897b119f97f3c613e9dca6be583</meta:generator>
    <meta:document-statistic meta:table-count="5" meta:image-count="0" meta:object-count="0" meta:page-count="4" meta:paragraph-count="99" meta:word-count="380" meta:character-count="3773" meta:non-whitespace-character-count="2961"/>
  </office:meta>
</office:document-meta>
</file>